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1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Standard">
      <style:text-properties officeooo:rsid="000f4f5c"/>
    </style:style>
    <style:style style:name="P11" style:family="paragraph" style:parent-style-name="Text_20_body" style:list-style-name="L1"/>
    <style:style style:name="T1" style:family="text">
      <style:text-properties officeooo:rsid="000ded64"/>
    </style:style>
    <style:style style:name="T2" style:family="text">
      <style:text-properties officeooo:rsid="000f4f5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anual de Configuração e Monitoramento d<text:span text:style-name="T1">os</text:span> Serviços no Linux</text:h>
      <text:p text:style-name="Text_20_body"/>
      <text:list text:style-name="L1">
        <text:list-item>
          <text:p text:style-name="P11"><text:span text:style-name="Strong_20_Emphasis">Criar Diretório para Logs NFS</text:span></text:p>
          <text:p text:style-name="P1"/>
          <text:p text:style-name="P2"><text:span text:style-name="Source_20_Text">sudo mkdir -p /mnt/leo-Logs-NFS</text:span></text:p>
        </text:list-item>
        <text:list-item>
          <text:p text:style-name="P11"><text:span text:style-name="Strong_20_Emphasis">Configurar Export do NFS</text:span></text:p>
          <text:p text:style-name="P1"/>
          <text:p text:style-name="P2"><text:span text:style-name="Source_20_Text">sudo vi /etc/exports</text:span></text:p>
          <text:p text:style-name="P11"><text:span text:style-name="Strong_20_Emphasis">Dentro do arquivo:</text:span></text:p>
          <text:p text:style-name="P1"/>
          <text:p text:style-name="P2"><text:span text:style-name="Source_20_Text">/mnt/leo-Logs-NFS *(rw,sync,no_subtree_check)</text:span></text:p>
          <text:p text:style-name="P1"/>
          <text:p text:style-name="P2"><text:span text:style-name="Source_20_Text">sudo exportfs -a</text:span></text:p>
        </text:list-item>
        <text:list-item>
          <text:p text:style-name="P11"><text:span text:style-name="Strong_20_Emphasis">Criar Subdiretório para Logs</text:span></text:p>
          <text:p text:style-name="P1"/>
          <text:p text:style-name="P2"><text:span text:style-name="Source_20_Text">sudo mkdir /mnt/leo-Logs-NFS/leo</text:span></text:p>
        </text:list-item>
        <text:list-item>
          <text:p text:style-name="P11"><text:span text:style-name="Strong_20_Emphasis">Instalar e Configurar Apache</text:span></text:p>
          <text:p text:style-name="P1"/>
          <text:p text:style-name="P3"><text:span text:style-name="Source_20_Text">sudo yum install httpd -y</text:span></text:p>
          <text:p text:style-name="P4"><text:span text:style-name="Source_20_Text">sudo systemctl start httpd</text:span></text:p>
          <text:p text:style-name="P5"><text:span text:style-name="Source_20_Text">sudo systemctl enable httpd</text:span></text:p>
        </text:list-item>
        <text:list-item>
          <text:p text:style-name="P11"><text:span text:style-name="Strong_20_Emphasis">Criar Script de Monitoramento</text:span></text:p>
        </text:list-item>
      </text:list>
      <text:p text:style-name="Preformatted_20_Text"/>
      <text:list text:continue-numbering="true" text:style-name="L1">
        <text:list-header>
          <text:p text:style-name="P2"><text:span text:style-name="Source_20_Text">sudo vi /usr/local/bin/check_service.sh</text:span></text:p>
          <text:p text:style-name="P11"><text:span text:style-name="Strong_20_Emphasis">Dentro do arquivo:</text:span></text:p>
          <text:p text:style-name="P3"><text:span text:style-name="Source_20_Text">#!/bin/bash</text:span></text:p>
          <text:p text:style-name="P4"/>
          <text:p text:style-name="P4"><text:span text:style-name="Source_20_Text">SERVICE="httpd"</text:span></text:p>
          <text:p text:style-name="P4"><text:span text:style-name="Source_20_Text">TIMESTAMP=$(date "+%Y-%m-%d %H:%M:%S")</text:span></text:p>
          <text:p text:style-name="P4"><text:span text:style-name="Source_20_Text">LOG_DIR="/mnt/leo-Logs-NFS/leo"</text:span></text:p>
          <text:p text:style-name="P4"><text:span text:style-name="Source_20_Text">ONLINE_LOG="$LOG_DIR/${SERVICE}_online.log"</text:span></text:p>
          <text:p text:style-name="P4"><text:span text:style-name="Source_20_Text">OFFLINE_LOG="$LOG_DIR/${SERVICE}_offline.log"</text:span></text:p>
          <text:p text:style-name="P4"/>
          <text:p text:style-name="P4"><text:span text:style-name="Source_20_Text">if systemctl is-active --quiet $SERVICE; then</text:span></text:p>
          <text:p text:style-name="P4"><text:span text:style-name="Source_20_Text"><text:s text:c="4"/>echo "$TIMESTAMP $SERVICE ONLINE" &gt;&gt; $ONLINE_LOG</text:span></text:p>
          <text:p text:style-name="P4"><text:span text:style-name="Source_20_Text"><text:s text:c="4"/>rm -f $OFFLINE_LOG</text:span></text:p>
          <text:p text:style-name="P4"><text:span text:style-name="Source_20_Text">else</text:span></text:p>
          <text:p text:style-name="P4"><text:span text:style-name="Source_20_Text"><text:s text:c="4"/>echo "$TIMESTAMP $SERVICE OFFLINE" &gt;&gt; $OFFLINE_LOG</text:span></text:p>
          <text:p text:style-name="P4"><text:span text:style-name="Source_20_Text"><text:s text:c="4"/>rm -f $ONLINE_LOG</text:span></text:p>
          <text:p text:style-name="P5"><text:span text:style-name="Source_20_Text">fi</text:span></text:p>
        </text:list-header>
        <text:list-item>
          <text:p text:style-name="P11"><text:span text:style-name="Strong_20_Emphasis">Permitir Execução do Script</text:span></text:p>
          <text:p text:style-name="P1"/>
          <text:p text:style-name="P2"><text:span text:style-name="Source_20_Text">sudo chmod +x /usr/local/bin/check_service.sh</text:span></text:p>
        </text:list-item>
        <text:list-item>
          <text:p text:style-name="P11"><text:soft-page-break/><text:span text:style-name="Strong_20_Emphasis">Configurar Cron para Execução Automática</text:span></text:p>
          <text:p text:style-name="P1"/>
          <text:p text:style-name="P2"><text:span text:style-name="Source_20_Text">sudo crontab -e</text:span></text:p>
          <text:p text:style-name="P11"><text:span text:style-name="Strong_20_Emphasis">Dentro do arquivo:</text:span></text:p>
          <text:p text:style-name="P1"/>
          <text:p text:style-name="P2"><text:span text:style-name="Source_20_Text">*/5 * * * * /usr/local/bin/check_service.sh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21:03:01.990000000</meta:creation-date>
    <dc:date>2024-08-19T22:07:21.090000000</dc:date>
    <meta:editing-duration>PT41M26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6" meta:word-count="134" meta:character-count="1080" meta:non-whitespace-character-count="974"/>
  </office:meta>
</office:document-meta>
</file>